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F400000015CCE334B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>
      <style:paragraph-properties fo:text-align="center" style:justify-single-word="false"/>
      <style:text-properties style:font-name="Courier 10 Pitch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text-properties style:font-name="Courier 10 Pitch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éseaux &amp; Protocoles S5I 2013<text:line-break/></text:p>
      <text:p text:style-name="P2">Professeurs: Pascal MERINDOL</text:p>
      <text:p text:style-name="P2"><text:tab/><text:tab/> <text:s text:c="3"/>François CLAD</text:p>
      <text:p text:style-name="P2"/>
      <text:p text:style-name="P2">Groupe de projet:</text:p>
      <text:p text:style-name="P2"><text:tab/>Thomas ERSFELD</text:p>
      <text:p text:style-name="P2"><text:tab/>Valéry MOROZOV</text:p>
      <text:p text:style-name="P2"><text:tab/>Timothée MAZZUCOTELLI<text:line-break/></text:p>
      <text:p text:style-name="P2"/>
      <text:p text:style-name="P2"/>
      <text:p text:style-name="P3"><text:span text:style-name="T1">RAPPORT: Analyseur Réseau</text:span></text:p>
      <text:p text:style-name="P3"><text:span text:style-name="T1"/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Sommaire 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ommaire :</text:p>
          </text:index-title>
          <text:p text:style-name="P6"><text:a xlink:type="simple" xlink:href="#__RefHeading__210_725586611" text:style-name="Index_20_Link" text:visited-style-name="Index_20_Link">Utilisation<text:tab/>1</text:a></text:p>
          <text:p text:style-name="P6"><text:a xlink:type="simple" xlink:href="#__RefHeading__212_725586611" text:style-name="Index_20_Link" text:visited-style-name="Index_20_Link">Fonctionnalités du programme<text:tab/>2</text:a></text:p>
          <text:p text:style-name="P6"><text:a xlink:type="simple" xlink:href="#__RefHeading__214_725586611" text:style-name="Index_20_Link" text:visited-style-name="Index_20_Link">Choix d'implémentation<text:tab/>2</text:a></text:p>
          <text:p text:style-name="P6"><text:a xlink:type="simple" xlink:href="#__RefHeading__216_725586611" text:style-name="Index_20_Link" text:visited-style-name="Index_20_Link">Répartition du travail<text:tab/>2</text:a></text:p>
          <text:p text:style-name="P6"><text:a xlink:type="simple" xlink:href="#__RefHeading__218_725586611" text:style-name="Index_20_Link" text:visited-style-name="Index_20_Link">Démarche<text:tab/>2</text:a></text:p>
        </text:index-body>
      </text:table-of-content>
      <text:p text:style-name="P4"/>
      <text:h text:style-name="Heading_20_1" text:outline-level="1"><text:bookmark-start text:name="__RefHeading__210_725586611"/>Utilisation<text:bookmark-end text:name="__RefHeading__210_725586611"/></text:h>
      <text:p text:style-name="P5"/>
      <text:p text:style-name="P5">Afin d'utiliser le programme, il suffit d'écrire sur la ligne de commande :</text:p>
      <text:p text:style-name="P5"><draw:frame draw:style-name="fr1" draw:name="graphics1" text:anchor-type="paragraph" svg:y="0.582cm" svg:width="6.456cm" svg:height="0.556cm" draw:z-index="0"><draw:image xlink:href="Pictures/10000000000000F400000015CCE334B2.png" xlink:type="simple" xlink:show="embed" xlink:actuate="onLoad"/></draw:frame>netanalyser &lt;nom_de_domaine&gt;|&lt;adresse_ipv4&gt;</text:p>
      <text:p text:style-name="P5">ex :<text:line-break/></text:p>
      <text:p text:style-name="P5">Les options d'exécution sont :</text:p>
      <text:p text:style-name="P5">-b|--probe </text:p>
      <text:p text:style-name="P5">arguments : i(cmp)|u(dp)|t(cp) <text:line-break/>(protocole à utiliser pour l'envoi d'une sonde)</text:p>
      <text:p text:style-name="P5"/>
      <text:p text:style-name="P5">-m|--maxttl </text:p>
      <text:p text:style-name="P5">argument : int &gt;0</text:p>
      <text:p text:style-name="P5">(valeur du TTL maximum de la sonde)</text:p>
      <text:p text:style-name="P5"/>
      <text:p text:style-name="P5">-n|--minttl </text:p>
      <text:p text:style-name="P5">argument : int &gt;0</text:p>
      <text:p text:style-name="P5"><text:soft-page-break/>(valeur du TTL minimum de la sonde)</text:p>
      <text:p text:style-name="P5"/>
      <text:p text:style-name="P5">-h|--hops </text:p>
      <text:p text:style-name="P5">argument : int &gt;0</text:p>
      <text:p text:style-name="P5">(nombre de sauts à effectuer par la sonde)</text:p>
      <text:p text:style-name="P5"/>
      <text:p text:style-name="P5">-r|--recv-timeout </text:p>
      <text:p text:style-name="P5">argument : int &gt;0</text:p>
      <text:p text:style-name="P5">(valeur du timeout lors de l'envoi d'une sonde)</text:p>
      <text:p text:style-name="P5"/>
      <text:p text:style-name="P5">-s|--send-timeout </text:p>
      <text:p text:style-name="P5">argument : int &gt;0</text:p>
      <text:p text:style-name="P5">(valeur du timeout lors de la réception d'une sonde)</text:p>
      <text:p text:style-name="P5"/>
      <text:p text:style-name="P5">-l|--log</text:p>
      <text:p text:style-name="P5">(active la rédaction du log)</text:p>
      <text:p text:style-name="P5"/>
      <text:p text:style-name="P5">-p|--port </text:p>
      <text:p text:style-name="P5">argument : int</text:p>
      <text:p text:style-name="P5">(numéro du port à utiliser par la sonde)</text:p>
      <text:p text:style-name="P5"/>
      <text:p text:style-name="P5">-a|--attempt </text:p>
      <text:p text:style-name="P5">argument : int &gt;0</text:p>
      <text:p text:style-name="P5">(nombre de tentatives en cas d'erreur à chaque saut)</text:p>
      <text:h text:style-name="Heading_20_1" text:outline-level="1"><text:bookmark-start text:name="__RefHeading__212_725586611"/>Fonctionnalités du programme<text:bookmark-end text:name="__RefHeading__212_725586611"/></text:h>
      <text:p text:style-name="Text_20_body"/>
      <text:p text:style-name="P5">Fonctionnalité ping :</text:p>
      <text:p text:style-name="P5"/>
      <text:p text:style-name="P5">Fonctionnalité traceroute :</text:p>
      <text:p text:style-name="P5"/>
      <text:p text:style-name="P5">Fonction Reverse DNS :</text:p>
      <text:p text:style-name="P5"/>
      <text:h text:style-name="Heading_20_1" text:outline-level="1"><text:bookmark-start text:name="__RefHeading__214_725586611"/><text:soft-page-break/>Choix d'implémentation<text:bookmark-end text:name="__RefHeading__214_725586611"/></text:h>
      <text:p text:style-name="P5">//mécanismes utilisés<text:line-break/>//choix de protocoles<text:line-break/>//choix d'implémentation</text:p>
      <text:h text:style-name="Heading_20_1" text:outline-level="1"><text:bookmark-start text:name="__RefHeading__216_725586611"/>Répartition du travail<text:bookmark-end text:name="__RefHeading__216_725586611"/></text:h>
      <text:p text:style-name="P5"/>
      <text:p text:style-name="P5">Les tâches ont été réparties comme suit :</text:p>
      <text:p text:style-name="P5"/>
      <text:p text:style-name="P5">Valéry : ping ICMP, rapport</text:p>
      <text:p text:style-name="P5"/>
      <text:p text:style-name="P5">Timothée : traceroute ICMP&amp;UDP, Reverse DNS, rapport</text:p>
      <text:p text:style-name="P5"/>
      <text:p text:style-name="P5">Thomas : traceroute TCP, rapport, ping UDP&amp;TCP</text:p>
      <text:h text:style-name="Heading_20_1" text:outline-level="1"><text:bookmark-start text:name="__RefHeading__218_725586611"/>Démarche<text:bookmark-end text:name="__RefHeading__218_725586611"/></text:h>
      <text:p text:style-name="P5">//Gestion du temps de travail, difficultés pour chacun</text:p>
      <text:p text:style-name="P5">Timothée :</text:p>
      <text:p text:style-name="P5"/>
      <text:p text:style-name="P5">Thomas :</text:p>
      <text:p text:style-name="P5"/>
      <text:p text:style-name="P5">Valéry : Le travail a été effectué lors de sessions communes du groupe à l'UFR de Mathématique-Informatique</text:p>
      <text:p text:style-name="P5"/>
      <text:p text:style-name="P5">/!\ PAS OUBLIER DE METTRE A JOUR LA TABLE DES MATIERES AVANT D'EXPORTER EN PDF /!\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12-18T15:57:55</meta:creation-date>
    <dc:date>2013-12-18T17:08:16</dc:date>
    <dc:creator>Guest </dc:creator>
    <meta:editing-duration>PT1H3M33S</meta:editing-duration>
    <meta:editing-cycles>14</meta:editing-cycles>
    <meta:generator>LibreOffice/3.5$Linux_x86 LibreOffice_project/350m1$Build-2</meta:generator>
    <meta:document-statistic meta:table-count="0" meta:image-count="1" meta:object-count="0" meta:page-count="3" meta:paragraph-count="62" meta:word-count="277" meta:character-count="1731" meta:non-whitespace-character-count="1504"/>
  </office:meta>
</office:document-meta>
</file>